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singlet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RequestAttributesRequestContextHolderTests.verifyCustomRequestAttributesAreRest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nglet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RequestAttributesRequestContextHolderTests.singlet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RequestAttributesRequestContextHolderTests.assert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RequestAttributesRequestContextHo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RequestAttributesRequestContextHolderTests.assertRequestAttribute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